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MRConduitOutputStream.do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MRConduitOutputStream.o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NMRConduitOutputStream.NMRConduitOutputStream( Message m , NMR nmr , EndpointReferenceType target , NMRConduit condu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NMRConduitOutputStream.getMessageContent( Message message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MRConduitOutputStream.do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MRConduitOutputStream.commitOutputMessag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65">
            <text:p text:style-name="Table_20_Contents">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